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paragraph-rsid="0008fbaa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 style:list-style-name="L2"/>
    <style:style style:name="T1" style:family="text">
      <style:text-properties officeooo:rsid="00079df2"/>
    </style:style>
    <style:style style:name="T2" style:family="text">
      <style:text-properties officeooo:rsid="000a8392"/>
    </style:style>
    <style:style style:name="T3" style:family="text">
      <style:text-properties officeooo:rsid="000d754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Упраженение 4</text:p>
      <text:p text:style-name="Standard">Создание моделей данных для сайта «Мой блог» на выбранную тему</text:p>
      <text:p text:style-name="Standard">Цель: В этой самостоятельной работе тренируем умения:</text:p>
      <text:list xml:id="list2932565070" text:style-name="L2">
        <text:list-item>
          <text:p text:style-name="P4">Создавать модели данных</text:p>
        </text:list-item>
        <text:list-item>
          <text:p text:style-name="P4">Создавать связи между моделями</text:p>
        </text:list-item>
        <text:list-item>
          <text:p text:style-name="P4">Работать с сессией</text:p>
        </text:list-item>
        <text:list-item>
          <text:p text:style-name="P4">Делать простые запросы</text:p>
        </text:list-item>
      </text:list>
      <text:p text:style-name="Standard">Смысл:</text:p>
      <text:p text:style-name="Standard">Для того чтобы работать с SQLAlchemy в проектах с базой данных. Понимать как работать с ORM</text:p>
      <text:p text:style-name="Standard">Создать модели Post, Tag для сайта «Мой блог» на тему (ваша тема). Для пользователя можно использовать стандартную модель User.</text:p>
      <text:p text:style-name="Standard">Установить связи между моделями. <text:span text:style-name="T3">Д</text:span>обавить некоторые данные.</text:p>
      <text:p text:style-name="Standard">Выбрать все посты конкретного пользователя с 2-мя любыми тегами</text:p>
      <text:list xml:id="list2795318194" text:style-name="L1">
        <text:list-item>
          <text:p text:style-name="P1">Создать новый проект «Мой блог», по нему будет 3 домашних задания. Рекомендуется создать для этого проекта отдельный репозиторий</text:p>
        </text:list-item>
        <text:list-item>
          <text:p text:style-name="P1">Придумать тему блога. Она может быть любая какая вам более интересна (например экзотические птицы, занятия workout-ом, искусство, ...)</text:p>
        </text:list-item>
        <text:list-item>
          <text:p text:style-name="P1">С помощью SQLAlchemy создать модели данных для блога, например (Post, User, ...) и все другие, которые вы считаете важными</text:p>
        </text:list-item>
        <text:list-item>
          <text:p text:style-name="P1">Установить связи между моделями</text:p>
        </text:list-item>
        <text:list-item>
          <text:p text:style-name="P1">В качестве примера ввести некоторые данные</text:p>
        </text:list-item>
        <text:list-item>
          <text:p text:style-name="P1">Выбрать все посты конкретного пользователя, попробовать сделать другие запросы (Рекомендуется сделать это в виде тестов pytest, можно просто с помощью print)</text:p>
        </text:list-item>
        <text:list-item>
          <text:p text:style-name="P1">Сдать ДЗ в виде ссылки на репозиторий.</text:p>
        </text:list-item>
      </text:list>
      <text:p text:style-name="Standard">Критерии оценки: Задание считается выполненным, когда:</text:p>
      <text:p text:style-name="P2">Создана модель данных, в ней есть хотя бы один класс.</text:p>
      <text:p text:style-name="P2"/>
      <text:p text:style-name="P2">База заполняется данными через ORM</text:p>
      <text:p text:style-name="Standard">5 баллов</text:p>
      <text:p text:style-name="Standard"/>
      <text:p text:style-name="P3">Дополнительно:</text:p>
      <text:p text:style-name="Standard">Есть пример запроса на выборку данных из базы (через ORM) (3 баллов)</text:p>
      <text:p text:style-name="Standard">Проверки реализованы в виде тестов на pytest (2 балла)</text:p>
      <text:p text:style-name="Standard"/>
      <text:p text:style-name="Standard">Итого 5 + 3 + 2 = максимально 10 баллов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21:53:47.963221971</meta:creation-date>
    <dc:date>2020-11-29T21:59:24.179230410</dc:date>
    <meta:editing-duration>PT5M30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27" meta:word-count="243" meta:character-count="1566" meta:non-whitespace-character-count="1360"/>
  </office:meta>
</office:document-meta>
</file>